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7cf1" officeooo:paragraph-rsid="00037cf1"/>
    </style:style>
    <style:style style:name="P2" style:family="paragraph" style:parent-style-name="Standard">
      <style:text-properties fo:font-weight="bold" officeooo:rsid="00037cf1" officeooo:paragraph-rsid="00037cf1" style:font-weight-asian="bold" style:font-weight-complex="bold"/>
    </style:style>
    <style:style style:name="P3" style:family="paragraph" style:parent-style-name="Header">
      <style:text-properties officeooo:rsid="00037cf1" officeooo:paragraph-rsid="00037c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 we investigated</text:p>
      <text:p text:style-name="P1">Are there systematic differences between similarity ranking measures?</text:p>
      <text:p text:style-name="P1"/>
      <text:p text:style-name="P2">Hypothesis</text:p>
      <text:p text:style-name="P1">The similarity measure used may render different rankings with different </text:p>
      <text:p text:style-name="P2"/>
      <text:p text:style-name="P2">Method</text:p>
      <text:p text:style-name="P1">We implemented three similarity methods: cosine similarity, Jaccard index, and Sørensen–Dice coefficient.</text:p>
      <text:p text:style-name="P1"/>
      <text:p text:style-name="P1">We arbitrarily selected a set of words we thought might have high to intermediate similarity </text:p>
      <text:p text:style-name="P1">{computer, pc, mac, machine, mouse, phone, apple} and a set of words that we thought would have some lack of similarity {cat, shovel, car, #egypt, trump, easy}. From our preliminary results we extracted the most similar pairs, the most dissimilar pairs, and some arbitrary mid ranked pairs to evaluate.</text:p>
      <text:p text:style-name="P1"/>
      <text:p text:style-name="P2">Results</text:p>
      <text:p text:style-name="P2"/>
      <text:p text:style-name="P2">Discussion and future dire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7cf1" officeooo:paragraph-rsid="00037c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ANLP Assignment 3<text:tab/>s1600429, s1601939<text:tab/><text:date style:data-style-name="N37" text:date-value="2016-11-27T07:57:00.094539946" text:fixed="true">27/11/16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Graham</meta:initial-creator>
    <meta:creation-date>2016-11-27T07:52:14.928671348</meta:creation-date>
    <dc:date>2016-11-27T07:58:02.688097804</dc:date>
    <dc:creator>Stephen Graham</dc:creator>
    <meta:editing-duration>PT5M49S</meta:editing-duration>
    <meta:editing-cycles>1</meta:editing-cycles>
    <meta:document-statistic meta:table-count="0" meta:image-count="0" meta:object-count="0" meta:page-count="1" meta:paragraph-count="11" meta:word-count="111" meta:character-count="766" meta:non-whitespace-character-count="665"/>
    <meta:generator>LibreOffice/4.3.7.2$Linux_X86_64 LibreOffice_project/430$Build-2</meta:generator>
  </office:meta>
</office:document-meta>
</file>